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Mono CJK JP" svg:font-family="'Noto Sans Mono CJK JP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57cm" fo:min-width="12.04cm" fo:padding-top="0.175cm" fo:padding-bottom="0.175cm" fo:padding-left="0.3cm" fo:padding-right="0.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draw:fill="none" fo:min-height="0.921cm"/>
      <style:paragraph-properties style:writing-mode="lr-tb"/>
    </style:style>
    <style:style style:name="gr7" style:family="graphic" style:parent-style-name="standard">
      <style:graphic-properties draw:stroke="none" draw:fill="none" fo:min-height="0.92cm"/>
      <style:paragraph-properties style:writing-mode="lr-tb"/>
    </style:style>
    <style:style style:name="gr8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57cm" fo:min-width="12.28cm" fo:padding-top="0.175cm" fo:padding-bottom="0.175cm" fo:padding-left="0.3cm" fo:padding-right="0.3cm"/>
    </style:style>
    <style:style style:name="P1" style:family="paragraph">
      <loext:graphic-properties draw:fill="none" draw:fill-color="#ffffff"/>
      <style:paragraph-properties style:writing-mode="lr-tb"/>
      <style:text-properties style:font-name="Noto Sans Mono CJK JP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en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</style:style>
    <style:style style:name="T1" style:family="text">
      <style:text-properties style:font-name="Noto Sans Mono CJK JP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52cm" svg:height="1.17cm" svg:x="4.134cm" svg:y="6.021cm">
          <draw:text-box>
            <text:p><text:span text:style-name="T1">0001 1000 1010 1110 0100 0111 1011 0101 0110 1001 1001 1111 0000 ...</text:span></text:p>
          </draw:text-box>
        </draw:frame>
        <draw:frame draw:style-name="gr2" draw:text-style-name="P2" draw:layer="layout" svg:width="1.8cm" svg:height="0.962cm" svg:x="4.102cm" svg:y="7.236cm">
          <draw:text-box>
            <text:p>0</text:p>
          </draw:text-box>
        </draw:frame>
        <draw:frame draw:style-name="gr3" draw:text-style-name="P2" draw:layer="layout" svg:width="3.68cm" svg:height="1cm" svg:x="0.702cm" svg:y="6.116cm">
          <draw:text-box>
            <text:p text:style-name="P3">memory:</text:p>
          </draw:text-box>
        </draw:frame>
        <draw:frame draw:style-name="gr3" draw:text-style-name="P2" draw:layer="layout" svg:width="1.6cm" svg:height="1cm" svg:x="24.924cm" svg:y="5.316cm">
          <draw:text-box>
            <text:p>...</text:p>
          </draw:text-box>
        </draw:frame>
        <draw:frame draw:style-name="gr2" draw:text-style-name="P2" draw:layer="layout" svg:width="4.32cm" svg:height="0.962cm" svg:x="0.062cm" svg:y="5.334cm">
          <draw:text-box>
            <text:p text:style-name="P3">address:</text:p>
          </draw:text-box>
        </draw:frame>
        <draw:frame draw:style-name="gr2" draw:text-style-name="P2" draw:layer="layout" svg:width="1cm" svg:height="0.962cm" svg:x="28.422cm" svg:y="5.354cm">
          <draw:text-box>
            <text:p>0</text:p>
          </draw:text-box>
        </draw:frame>
        <draw:frame draw:style-name="gr2" draw:text-style-name="P2" draw:layer="layout" svg:width="1cm" svg:height="0.962cm" svg:x="31.622cm" svg:y="5.354cm">
          <draw:text-box>
            <text:p>0</text:p>
          </draw:text-box>
        </draw:frame>
        <draw:frame draw:style-name="gr2" draw:text-style-name="P2" draw:layer="layout" svg:width="1cm" svg:height="0.962cm" svg:x="34.822cm" svg:y="5.354cm">
          <draw:text-box>
            <text:p>0</text:p>
          </draw:text-box>
        </draw:frame>
        <draw:g>
          <draw:custom-shape draw:style-name="gr4" draw:text-style-name="P4" draw:layer="layout" svg:width="12.64cm" svg:height="0.92cm" svg:x="4.262cm" svg:y="6.1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4" draw:layer="layout" svg:x1="7.403cm" svg:y1="6.276cm" svg:x2="7.403cm" svg:y2="7.036cm">
            <text:p/>
          </draw:line>
          <draw:line draw:style-name="gr5" draw:text-style-name="P4" draw:layer="layout" svg:x1="10.582cm" svg:y1="6.276cm" svg:x2="10.582cm" svg:y2="7.036cm">
            <text:p/>
          </draw:line>
          <draw:line draw:style-name="gr5" draw:text-style-name="P4" draw:layer="layout" svg:x1="13.722cm" svg:y1="6.236cm" svg:x2="13.722cm" svg:y2="6.996cm">
            <text:p/>
          </draw:line>
        </draw:g>
        <draw:frame draw:style-name="gr2" draw:text-style-name="P2" draw:layer="layout" svg:width="3.64cm" svg:height="0.962cm" svg:x="0.742cm" svg:y="7.194cm">
          <draw:text-box>
            <text:p>byte index:</text:p>
          </draw:text-box>
        </draw:frame>
        <draw:frame draw:style-name="gr2" draw:text-style-name="P2" draw:layer="layout" svg:width="1.8cm" svg:height="0.962cm" svg:x="7.302cm" svg:y="7.236cm">
          <draw:text-box>
            <text:p>1</text:p>
          </draw:text-box>
        </draw:frame>
        <draw:frame draw:style-name="gr2" draw:text-style-name="P2" draw:layer="layout" svg:width="1.8cm" svg:height="0.962cm" svg:x="10.502cm" svg:y="7.236cm">
          <draw:text-box>
            <text:p>2</text:p>
          </draw:text-box>
        </draw:frame>
        <draw:frame draw:style-name="gr2" draw:text-style-name="P2" draw:layer="layout" svg:width="1.8cm" svg:height="0.962cm" svg:x="13.702cm" svg:y="7.236cm">
          <draw:text-box>
            <text:p>3</text:p>
          </draw:text-box>
        </draw:frame>
        <draw:frame draw:style-name="gr2" draw:text-style-name="P2" draw:layer="layout" svg:width="1.8cm" svg:height="0.962cm" svg:x="16.902cm" svg:y="5.372cm">
          <draw:text-box>
            <text:p>f2c4</text:p>
          </draw:text-box>
        </draw:frame>
        <draw:frame draw:style-name="gr2" draw:text-style-name="P2" draw:layer="layout" svg:width="1.8cm" svg:height="0.962cm" svg:x="20.102cm" svg:y="5.372cm">
          <draw:text-box>
            <text:p>f2c5</text:p>
          </draw:text-box>
        </draw:frame>
        <draw:frame draw:style-name="gr2" draw:text-style-name="P2" draw:layer="layout" svg:width="1.8cm" svg:height="0.962cm" svg:x="23.302cm" svg:y="5.372cm">
          <draw:text-box>
            <text:p>f2c6</text:p>
          </draw:text-box>
        </draw:frame>
        <draw:frame draw:style-name="gr2" draw:text-style-name="P2" draw:layer="layout" svg:width="1.8cm" svg:height="0.962cm" svg:x="4.102cm" svg:y="5.372cm">
          <draw:text-box>
            <text:p>f2c0</text:p>
          </draw:text-box>
        </draw:frame>
        <draw:frame draw:style-name="gr2" draw:text-style-name="P2" draw:layer="layout" svg:width="1.8cm" svg:height="0.962cm" svg:x="7.302cm" svg:y="5.372cm">
          <draw:text-box>
            <text:p>f2c1</text:p>
          </draw:text-box>
        </draw:frame>
        <draw:frame draw:style-name="gr2" draw:text-style-name="P2" draw:layer="layout" svg:width="1.8cm" svg:height="0.962cm" svg:x="10.502cm" svg:y="5.372cm">
          <draw:text-box>
            <text:p>f2c2</text:p>
          </draw:text-box>
        </draw:frame>
        <draw:frame draw:style-name="gr2" draw:text-style-name="P2" draw:layer="layout" svg:width="1.8cm" svg:height="0.962cm" svg:x="13.702cm" svg:y="5.372cm">
          <draw:text-box>
            <text:p>f2c3</text:p>
          </draw:text-box>
        </draw:frame>
        <draw:g>
          <draw:frame draw:style-name="gr1" draw:text-style-name="P1" draw:layer="layout" svg:width="22.52cm" svg:height="1.17cm" svg:x="4.192cm" svg:y="2.305cm">
            <draw:text-box>
              <text:p><text:span text:style-name="T1">1011 0101 0100 0111 1010 1110 0001 1000 0110 1001 1001 1111 0000 ...</text:span></text:p>
            </draw:text-box>
          </draw:frame>
          <draw:frame draw:style-name="gr2" draw:text-style-name="P2" draw:layer="layout" svg:width="1.8cm" svg:height="0.962cm" svg:x="4.16cm" svg:y="3.52cm">
            <draw:text-box>
              <text:p>0</text:p>
            </draw:text-box>
          </draw:frame>
          <draw:frame draw:style-name="gr3" draw:text-style-name="P2" draw:layer="layout" svg:width="3.68cm" svg:height="1cm" svg:x="0.76cm" svg:y="2.4cm">
            <draw:text-box>
              <text:p text:style-name="P3">memory:</text:p>
            </draw:text-box>
          </draw:frame>
          <draw:frame draw:style-name="gr3" draw:text-style-name="P2" draw:layer="layout" svg:width="1.6cm" svg:height="1cm" svg:x="24.982cm" svg:y="1.6cm">
            <draw:text-box>
              <text:p>...</text:p>
            </draw:text-box>
          </draw:frame>
          <draw:frame draw:style-name="gr2" draw:text-style-name="P2" draw:layer="layout" svg:width="4.32cm" svg:height="0.962cm" svg:x="0.12cm" svg:y="1.618cm">
            <draw:text-box>
              <text:p text:style-name="P3">address:</text:p>
            </draw:text-box>
          </draw:frame>
          <draw:frame draw:style-name="gr2" draw:text-style-name="P2" draw:layer="layout" svg:width="1cm" svg:height="0.962cm" svg:x="28.48cm" svg:y="1.638cm">
            <draw:text-box>
              <text:p>0</text:p>
            </draw:text-box>
          </draw:frame>
          <draw:frame draw:style-name="gr2" draw:text-style-name="P2" draw:layer="layout" svg:width="1cm" svg:height="0.962cm" svg:x="31.68cm" svg:y="1.638cm">
            <draw:text-box>
              <text:p>0</text:p>
            </draw:text-box>
          </draw:frame>
          <draw:frame draw:style-name="gr2" draw:text-style-name="P2" draw:layer="layout" svg:width="1cm" svg:height="0.962cm" svg:x="34.88cm" svg:y="1.638cm">
            <draw:text-box>
              <text:p>0</text:p>
            </draw:text-box>
          </draw:frame>
          <draw:g>
            <draw:custom-shape draw:style-name="gr4" draw:text-style-name="P4" draw:layer="layout" svg:width="12.64cm" svg:height="0.92cm" svg:x="4.32cm" svg:y="2.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4" draw:layer="layout" svg:x1="7.461cm" svg:y1="2.56cm" svg:x2="7.461cm" svg:y2="3.32cm">
              <text:p/>
            </draw:line>
            <draw:line draw:style-name="gr5" draw:text-style-name="P4" draw:layer="layout" svg:x1="10.64cm" svg:y1="2.56cm" svg:x2="10.64cm" svg:y2="3.32cm">
              <text:p/>
            </draw:line>
            <draw:line draw:style-name="gr5" draw:text-style-name="P4" draw:layer="layout" svg:x1="13.78cm" svg:y1="2.52cm" svg:x2="13.78cm" svg:y2="3.28cm">
              <text:p/>
            </draw:line>
          </draw:g>
          <draw:frame draw:style-name="gr2" draw:text-style-name="P2" draw:layer="layout" svg:width="3.64cm" svg:height="0.962cm" svg:x="0.8cm" svg:y="3.478cm">
            <draw:text-box>
              <text:p>byte index:</text:p>
            </draw:text-box>
          </draw:frame>
          <draw:frame draw:style-name="gr2" draw:text-style-name="P2" draw:layer="layout" svg:width="1.8cm" svg:height="0.962cm" svg:x="7.36cm" svg:y="3.52cm">
            <draw:text-box>
              <text:p>1</text:p>
            </draw:text-box>
          </draw:frame>
          <draw:frame draw:style-name="gr2" draw:text-style-name="P2" draw:layer="layout" svg:width="1.8cm" svg:height="0.962cm" svg:x="10.56cm" svg:y="3.52cm">
            <draw:text-box>
              <text:p>2</text:p>
            </draw:text-box>
          </draw:frame>
          <draw:frame draw:style-name="gr2" draw:text-style-name="P2" draw:layer="layout" svg:width="1.8cm" svg:height="0.962cm" svg:x="13.76cm" svg:y="3.52cm">
            <draw:text-box>
              <text:p>3</text:p>
            </draw:text-box>
          </draw:frame>
          <draw:frame draw:style-name="gr2" draw:text-style-name="P2" draw:layer="layout" svg:width="1.8cm" svg:height="0.962cm" svg:x="16.96cm" svg:y="1.656cm">
            <draw:text-box>
              <text:p>f2c4</text:p>
            </draw:text-box>
          </draw:frame>
          <draw:frame draw:style-name="gr2" draw:text-style-name="P2" draw:layer="layout" svg:width="1.8cm" svg:height="0.962cm" svg:x="20.16cm" svg:y="1.656cm">
            <draw:text-box>
              <text:p>f2c5</text:p>
            </draw:text-box>
          </draw:frame>
          <draw:frame draw:style-name="gr2" draw:text-style-name="P2" draw:layer="layout" svg:width="1.8cm" svg:height="0.962cm" svg:x="23.36cm" svg:y="1.656cm">
            <draw:text-box>
              <text:p>f2c6</text:p>
            </draw:text-box>
          </draw:frame>
          <draw:frame draw:style-name="gr2" draw:text-style-name="P2" draw:layer="layout" svg:width="1.8cm" svg:height="0.962cm" svg:x="4.16cm" svg:y="1.656cm">
            <draw:text-box>
              <text:p>f2c0</text:p>
            </draw:text-box>
          </draw:frame>
          <draw:frame draw:style-name="gr2" draw:text-style-name="P2" draw:layer="layout" svg:width="1.8cm" svg:height="0.962cm" svg:x="7.36cm" svg:y="1.656cm">
            <draw:text-box>
              <text:p>f2c1</text:p>
            </draw:text-box>
          </draw:frame>
          <draw:frame draw:style-name="gr2" draw:text-style-name="P2" draw:layer="layout" svg:width="1.8cm" svg:height="0.962cm" svg:x="10.56cm" svg:y="1.656cm">
            <draw:text-box>
              <text:p>f2c2</text:p>
            </draw:text-box>
          </draw:frame>
          <draw:frame draw:style-name="gr2" draw:text-style-name="P2" draw:layer="layout" svg:width="1.8cm" svg:height="0.962cm" svg:x="13.76cm" svg:y="1.656cm">
            <draw:text-box>
              <text:p>f2c3</text:p>
            </draw:text-box>
          </draw:frame>
        </draw:g>
        <draw:frame draw:style-name="gr6" draw:text-style-name="P5" draw:layer="layout" svg:width="3.36cm" svg:height="1.171cm" svg:x="15.2cm" svg:y="10.36cm">
          <draw:text-box>
            <text:p><text:span text:style-name="T1">1011 0101</text:span></text:p>
          </draw:text-box>
        </draw:frame>
        <draw:frame draw:style-name="gr6" draw:text-style-name="P5" draw:layer="layout" svg:width="3.36cm" svg:height="1.171cm" svg:x="12.004cm" svg:y="10.375cm">
          <draw:text-box>
            <text:p><text:span text:style-name="T1">0100 0111</text:span></text:p>
          </draw:text-box>
        </draw:frame>
        <draw:frame draw:style-name="gr6" draw:text-style-name="P5" draw:layer="layout" svg:width="3.36cm" svg:height="1.171cm" svg:x="8.689cm" svg:y="10.361cm">
          <draw:text-box>
            <text:p><text:span text:style-name="T1">1010 1110</text:span></text:p>
          </draw:text-box>
        </draw:frame>
        <draw:frame draw:style-name="gr7" draw:text-style-name="P5" draw:layer="layout" svg:width="3.4cm" svg:height="1.17cm" svg:x="5.6cm" svg:y="10.36cm">
          <draw:text-box>
            <text:p><text:span text:style-name="T1">0001 1000</text:span></text:p>
          </draw:text-box>
        </draw:frame>
        <draw:g>
          <draw:custom-shape draw:style-name="gr8" draw:text-style-name="P4" draw:layer="layout" svg:width="12.88cm" svg:height="0.92cm" svg:x="5.647cm" svg:y="10.56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8.848cm" svg:y1="10.641cm" svg:x2="8.848cm" svg:y2="11.401cm">
            <text:p/>
          </draw:line>
          <draw:line draw:style-name="gr5" draw:text-style-name="P4" draw:layer="layout" svg:x1="12.087cm" svg:y1="10.641cm" svg:x2="12.087cm" svg:y2="11.401cm">
            <text:p/>
          </draw:line>
          <draw:line draw:style-name="gr5" draw:text-style-name="P4" draw:layer="layout" svg:x1="15.287cm" svg:y1="10.601cm" svg:x2="15.287cm" svg:y2="11.361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Mono CJK JP" svg:font-family="'Noto Sans Mono CJK JP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homas Walker Lynch </meta:initial-creator>
    <meta:creation-date>2022-01-28T16:17:58.680335382</meta:creation-date>
    <dc:date>2022-01-29T15:13:17.411420836</dc:date>
    <dc:creator>Thomas Walker Lynch </dc:creator>
    <meta:editing-duration>PT1H17M5S</meta:editing-duration>
    <meta:editing-cycles>7</meta:editing-cycles>
    <meta:generator>LibreOffice/7.0.6.2$Linux_X86_64 LibreOffice_project/00$Build-2</meta:generator>
    <meta:document-statistic meta:object-count="58"/>
  </office:meta>
</office:document-meta>
</file>